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205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82cm"/>
    </style:style>
    <style:style style:name="co10" style:family="table-column">
      <style:table-column-properties fo:break-before="auto" style:column-width="1.512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9"/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9 experiments" table:style-name="ta1">
        <table:shapes>
          <draw:frame draw:z-index="0" draw:style-name="gr1" draw:text-style-name="P1" svg:width="19.691cm" svg:height="10.448cm" svg:x="9.88cm" svg:y="0.61cm">
            <draw:object draw:notify-on-update-of-ranges="'2019 experiments'.A7:'2019 experiments'.A27 '2019 experiments'.B2:'2019 experiments'.B2 '2019 experiments'.B7:'2019 experiments'.B27 '2019 experiments'.C2:'2019 experiments'.C2 '2019 experiments'.C7:'2019 experiments'.C27 '2019 experiments'.D2:'2019 experiments'.D2 '2019 experiments'.D7:'2019 experiments'.D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 table:number-columns-spanned="4" table:number-rows-spanned="1">
            <text:p>CPU: Intel(R) Core(TM) i3-2367M CPU @ 1.40GHz</text:p>
          </table:table-cell>
          <table:covered-table-cell table:number-columns-repeated="3" table:style-name="ce4"/>
        </table:table-row>
        <table:table-row table:style-name="ro2">
          <table:table-cell table:style-name="ce4" office:value-type="string" calcext:value-type="string" table:number-columns-spanned="1" table:number-rows-spanned="3">
            <text:p>working set size, bytes</text:p>
          </table:table-cell>
          <table:table-cell table:style-name="ce4" office:value-type="string" calcext:value-type="string" table:number-columns-spanned="1" table:number-rows-spanned="3">
            <text:p>read node, cycles</text:p>
          </table:table-cell>
          <table:table-cell table:style-name="ce4" office:value-type="string" calcext:value-type="string" table:number-columns-spanned="1" table:number-rows-spanned="3">
            <text:p>read node cache size, cycles</text:p>
          </table:table-cell>
          <table:table-cell table:style-name="ce4" office:value-type="string" calcext:value-type="string" table:number-columns-spanned="1" table:number-rows-spanned="3">
            <text:p>read node cache size, data at end, cycles</text:p>
          </table:table-cell>
        </table:table-row>
        <table:table-row table:style-name="ro2">
          <table:covered-table-cell/>
          <table:covered-table-cell table:number-columns-repeated="3" table:style-name="ce4"/>
        </table:table-row>
        <table:table-row table:style-name="ro2">
          <table:covered-table-cell/>
          <table:covered-table-cell table:number-columns-repeated="3" table:style-name="Default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.093" calcext:value-type="float">
            <text:p>4,093</text:p>
          </table:table-cell>
          <table:table-cell table:number-columns-repeated="2" office:value-type="float" office:value="0" calcext:value-type="float">
            <text:p>0,00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.095" calcext:value-type="float">
            <text:p>4,095</text:p>
          </table:table-cell>
          <table:table-cell office:value-type="float" office:value="4.096" calcext:value-type="float">
            <text:p>4,096</text:p>
          </table:table-cell>
          <table:table-cell office:value-type="float" office:value="4.064" calcext:value-type="float">
            <text:p>4,064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4.108" calcext:value-type="float">
            <text:p>4,108</text:p>
          </table:table-cell>
          <table:table-cell office:value-type="float" office:value="4.075" calcext:value-type="float">
            <text:p>4,075</text:p>
          </table:table-cell>
          <table:table-cell office:value-type="float" office:value="4.056" calcext:value-type="float">
            <text:p>4,056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4.103" calcext:value-type="float">
            <text:p>4,103</text:p>
          </table:table-cell>
          <table:table-cell office:value-type="float" office:value="4.078" calcext:value-type="float">
            <text:p>4,078</text:p>
          </table:table-cell>
          <table:table-cell office:value-type="float" office:value="4.08" calcext:value-type="float">
            <text:p>4,080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4.117" calcext:value-type="float">
            <text:p>4,117</text:p>
          </table:table-cell>
          <table:table-cell office:value-type="float" office:value="4.085" calcext:value-type="float">
            <text:p>4,085</text:p>
          </table:table-cell>
          <table:table-cell office:value-type="float" office:value="4.072" calcext:value-type="float">
            <text:p>4,072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4.109" calcext:value-type="float">
            <text:p>4,109</text:p>
          </table:table-cell>
          <table:table-cell office:value-type="float" office:value="4.092" calcext:value-type="float">
            <text:p>4,092</text:p>
          </table:table-cell>
          <table:table-cell office:value-type="float" office:value="4.068" calcext:value-type="float">
            <text:p>4,068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4.11" calcext:value-type="float">
            <text:p>4,110</text:p>
          </table:table-cell>
          <table:table-cell office:value-type="float" office:value="4.098" calcext:value-type="float">
            <text:p>4,098</text:p>
          </table:table-cell>
          <table:table-cell office:value-type="float" office:value="4.07" calcext:value-type="float">
            <text:p>4,070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4.069" calcext:value-type="float">
            <text:p>4,069</text:p>
          </table:table-cell>
          <table:table-cell office:value-type="float" office:value="4.101" calcext:value-type="float">
            <text:p>4,101</text:p>
          </table:table-cell>
          <table:table-cell office:value-type="float" office:value="4.085" calcext:value-type="float">
            <text:p>4,085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4.156" calcext:value-type="float">
            <text:p>4,156</text:p>
          </table:table-cell>
          <table:table-cell office:value-type="float" office:value="4.128" calcext:value-type="float">
            <text:p>4,128</text:p>
          </table:table-cell>
          <table:table-cell office:value-type="float" office:value="4.085" calcext:value-type="float">
            <text:p>4,085</text:p>
          </table:table-cell>
        </table:table-row>
        <table:table-row table:style-name="ro2">
          <table:table-cell office:value-type="float" office:value="32768" calcext:value-type="float">
            <text:p>32768</text:p>
          </table:table-cell>
          <table:table-cell office:value-type="float" office:value="4.739" calcext:value-type="float">
            <text:p>4,739</text:p>
          </table:table-cell>
          <table:table-cell office:value-type="float" office:value="4.76" calcext:value-type="float">
            <text:p>4,760</text:p>
          </table:table-cell>
          <table:table-cell office:value-type="float" office:value="4.537" calcext:value-type="float">
            <text:p>4,537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13.053" calcext:value-type="float">
            <text:p>13,053</text:p>
          </table:table-cell>
          <table:table-cell office:value-type="float" office:value="20.16" calcext:value-type="float">
            <text:p>20,160</text:p>
          </table:table-cell>
          <table:table-cell office:value-type="float" office:value="10.889" calcext:value-type="float">
            <text:p>10,889</text:p>
          </table:table-cell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16.02" calcext:value-type="float">
            <text:p>16,020</text:p>
          </table:table-cell>
          <table:table-cell office:value-type="float" office:value="20.386" calcext:value-type="float">
            <text:p>20,386</text:p>
          </table:table-cell>
          <table:table-cell office:value-type="float" office:value="13.843" calcext:value-type="float">
            <text:p>13,843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20.44" calcext:value-type="float">
            <text:p>20,440</text:p>
          </table:table-cell>
          <table:table-cell office:value-type="float" office:value="29.637" calcext:value-type="float">
            <text:p>29,637</text:p>
          </table:table-cell>
          <table:table-cell office:value-type="float" office:value="17.401" calcext:value-type="float">
            <text:p>17,401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31.33" calcext:value-type="float">
            <text:p>31,330</text:p>
          </table:table-cell>
          <table:table-cell office:value-type="float" office:value="37.062" calcext:value-type="float">
            <text:p>37,062</text:p>
          </table:table-cell>
          <table:table-cell office:value-type="float" office:value="33.203" calcext:value-type="float">
            <text:p>33,203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37.236" calcext:value-type="float">
            <text:p>37,236</text:p>
          </table:table-cell>
          <table:table-cell office:value-type="float" office:value="41.732" calcext:value-type="float">
            <text:p>41,732</text:p>
          </table:table-cell>
          <table:table-cell office:value-type="float" office:value="39.913" calcext:value-type="float">
            <text:p>39,913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44.967" calcext:value-type="float">
            <text:p>44,967</text:p>
          </table:table-cell>
          <table:table-cell office:value-type="float" office:value="65.008" calcext:value-type="float">
            <text:p>65,008</text:p>
          </table:table-cell>
          <table:table-cell office:value-type="float" office:value="46.66" calcext:value-type="float">
            <text:p>46,660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85.925" calcext:value-type="float">
            <text:p>85,925</text:p>
          </table:table-cell>
          <table:table-cell office:value-type="float" office:value="129.876" calcext:value-type="float">
            <text:p>129,876</text:p>
          </table:table-cell>
          <table:table-cell office:value-type="float" office:value="97.074" calcext:value-type="float">
            <text:p>97,074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127.772" calcext:value-type="float">
            <text:p>127,772</text:p>
          </table:table-cell>
          <table:table-cell office:value-type="float" office:value="145.383" calcext:value-type="float">
            <text:p>145,383</text:p>
          </table:table-cell>
          <table:table-cell office:value-type="float" office:value="132.96" calcext:value-type="float">
            <text:p>132,960</text:p>
          </table:table-cell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office:value-type="float" office:value="137.98" calcext:value-type="float">
            <text:p>137,980</text:p>
          </table:table-cell>
          <table:table-cell office:value-type="float" office:value="148.336" calcext:value-type="float">
            <text:p>148,336</text:p>
          </table:table-cell>
          <table:table-cell office:value-type="float" office:value="144.653" calcext:value-type="float">
            <text:p>144,653</text:p>
          </table:table-cell>
        </table:table-row>
        <table:table-row table:style-name="ro2">
          <table:table-cell office:value-type="float" office:value="33554432" calcext:value-type="float">
            <text:p>33554432</text:p>
          </table:table-cell>
          <table:table-cell office:value-type="float" office:value="148.095" calcext:value-type="float">
            <text:p>148,095</text:p>
          </table:table-cell>
          <table:table-cell office:value-type="float" office:value="153.942" calcext:value-type="float">
            <text:p>153,942</text:p>
          </table:table-cell>
          <table:table-cell office:value-type="float" office:value="153.357" calcext:value-type="float">
            <text:p>153,357</text:p>
          </table:table-cell>
        </table:table-row>
        <table:table-row table:style-name="ro2">
          <table:table-cell office:value-type="float" office:value="67108864" calcext:value-type="float">
            <text:p>67108864</text:p>
          </table:table-cell>
          <table:table-cell office:value-type="float" office:value="157.685" calcext:value-type="float">
            <text:p>157,685</text:p>
          </table:table-cell>
          <table:table-cell office:value-type="float" office:value="159.784" calcext:value-type="float">
            <text:p>159,784</text:p>
          </table:table-cell>
          <table:table-cell office:value-type="float" office:value="162.381" calcext:value-type="float">
            <text:p>162,381</text:p>
          </table:table-cell>
        </table:table-row>
        <table:table-row table:style-name="ro2">
          <table:table-cell office:value-type="float" office:value="134217728" calcext:value-type="float">
            <text:p>134217728</text:p>
          </table:table-cell>
          <table:table-cell office:value-type="float" office:value="167.684" calcext:value-type="float">
            <text:p>167,684</text:p>
          </table:table-cell>
          <table:table-cell office:value-type="float" office:value="171.102" calcext:value-type="float">
            <text:p>171,102</text:p>
          </table:table-cell>
          <table:table-cell office:value-type="float" office:value="176.606" calcext:value-type="float">
            <text:p>176,606</text:p>
          </table:table-cell>
        </table:table-row>
        <table:table-row table:style-name="ro2">
          <table:table-cell office:value-type="float" office:value="268435456" calcext:value-type="float">
            <text:p>268435456</text:p>
          </table:table-cell>
          <table:table-cell office:value-type="float" office:value="185.669" calcext:value-type="float">
            <text:p>185,669</text:p>
          </table:table-cell>
          <table:table-cell office:value-type="float" office:value="181.475" calcext:value-type="float">
            <text:p>181,475</text:p>
          </table:table-cell>
          <table:table-cell office:value-type="float" office:value="190.262" calcext:value-type="float">
            <text:p>190,262</text:p>
          </table:table-cell>
        </table:table-row>
      </table:table>
      <table:table table:name="2022 experiments" table:style-name="ta1">
        <table:shapes>
          <draw:frame draw:z-index="0" draw:style-name="gr1" draw:text-style-name="P1" svg:width="24.034cm" svg:height="13.456cm" svg:x="5.95cm" svg:y="0.869cm">
            <draw:object draw:notify-on-update-of-ranges="'2022 experiments'.A5:'2022 experiments'.A47 '2022 experiments'.B2:'2022 experiments'.B2 '2022 experiments'.B5:'2022 experiments'.B47 '2022 experiments'.C2:'2022 experiments'.C2 '2022 experiments'.C5:'2022 experiments'.C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PU: Intel(R) Core(TM) i3-2367M CPU @ 1.40GHz</text:p>
          </table:table-cell>
          <table:covered-table-cell table:number-columns-repeated="2" table:style-name="ce6"/>
          <table:covered-table-cell table:number-columns-repeated="3"/>
          <table:table-cell/>
        </table:table-row>
        <table:table-row table:style-name="ro2">
          <table:table-cell table:style-name="ce6" office:value-type="string" calcext:value-type="string" table:number-columns-spanned="1" table:number-rows-spanned="3">
            <text:p>working set, bytes</text:p>
          </table:table-cell>
          <table:table-cell table:style-name="ce6" office:value-type="string" calcext:value-type="string" table:number-columns-spanned="1" table:number-rows-spanned="3">
            <text:p>mean, cycles</text:p>
          </table:table-cell>
          <table:table-cell table:style-name="ce6" office:value-type="string" calcext:value-type="string" table:number-columns-spanned="1" table:number-rows-spanned="3">
            <text:p>median, cycles</text:p>
          </table:table-cell>
          <table:table-cell table:number-columns-repeated="4"/>
        </table:table-row>
        <table:table-row table:style-name="ro2">
          <table:covered-table-cell table:number-columns-repeated="3" table:style-name="ce7"/>
          <table:table-cell table:number-columns-repeated="4"/>
        </table:table-row>
        <table:table-row table:style-name="ro2">
          <table:covered-table-cell table:number-columns-repeated="3" table:style-name="ce7"/>
          <table:table-cell table:number-columns-repeated="4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5.13" calcext:value-type="float">
            <text:p>5,13</text:p>
          </table:table-cell>
          <table:table-cell office:value-type="float" office:value="5.1" calcext:value-type="float">
            <text:p>5,1</text:p>
          </table:table-cell>
          <table:table-cell table:number-columns-repeated="4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4.687" calcext:value-type="float">
            <text:p>4,687</text:p>
          </table:table-cell>
          <table:table-cell office:value-type="float" office:value="4.667" calcext:value-type="float">
            <text:p>4,667</text:p>
          </table:table-cell>
          <table:table-cell table:number-columns-repeated="4"/>
        </table:table-row>
        <table:table-row table:style-name="ro2">
          <table:table-cell office:value-type="float" office:value="256" calcext:value-type="float">
            <text:p>256</text:p>
          </table:table-cell>
          <table:table-cell table:number-columns-repeated="2" office:value-type="float" office:value="4.55" calcext:value-type="float">
            <text:p>4,55</text:p>
          </table:table-cell>
          <table:table-cell table:number-columns-repeated="4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float" office:value="4.345" calcext:value-type="float">
            <text:p>4,345</text:p>
          </table:table-cell>
          <table:table-cell office:value-type="float" office:value="4.333" calcext:value-type="float">
            <text:p>4,333</text:p>
          </table:table-cell>
          <table:table-cell table:number-columns-repeated="4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4.258" calcext:value-type="float">
            <text:p>4,258</text:p>
          </table:table-cell>
          <table:table-cell office:value-type="float" office:value="4.25" calcext:value-type="float">
            <text:p>4,25</text:p>
          </table:table-cell>
          <table:table-cell table:number-columns-repeated="4"/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float" office:value="4.171" calcext:value-type="float">
            <text:p>4,171</text:p>
          </table:table-cell>
          <table:table-cell office:value-type="float" office:value="4.167" calcext:value-type="float">
            <text:p>4,167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4.132" calcext:value-type="float">
            <text:p>4,132</text:p>
          </table:table-cell>
          <table:table-cell office:value-type="float" office:value="4.138" calcext:value-type="float">
            <text:p>4,138</text:p>
          </table:table-cell>
          <table:table-cell table:number-columns-repeated="4"/>
        </table:table-row>
        <table:table-row table:style-name="ro2">
          <table:table-cell office:value-type="float" office:value="1536" calcext:value-type="float">
            <text:p>1536</text:p>
          </table:table-cell>
          <table:table-cell office:value-type="float" office:value="4.088" calcext:value-type="float">
            <text:p>4,088</text:p>
          </table:table-cell>
          <table:table-cell office:value-type="float" office:value="4.092" calcext:value-type="float">
            <text:p>4,092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4.065" calcext:value-type="float">
            <text:p>4,065</text:p>
          </table:table-cell>
          <table:table-cell office:value-type="float" office:value="4.062" calcext:value-type="float">
            <text:p>4,062</text:p>
          </table:table-cell>
          <table:table-cell table:number-columns-repeated="4"/>
        </table:table-row>
        <table:table-row table:style-name="ro2">
          <table:table-cell office:value-type="float" office:value="3072" calcext:value-type="float">
            <text:p>3072</text:p>
          </table:table-cell>
          <table:table-cell table:number-columns-repeated="2" office:value-type="float" office:value="4.042" calcext:value-type="float">
            <text:p>4,042</text:p>
          </table:table-cell>
          <table:table-cell table:number-columns-repeated="4"/>
        </table:table-row>
        <table:table-row table:style-name="ro2">
          <table:table-cell office:value-type="float" office:value="4096" calcext:value-type="float">
            <text:p>4096</text:p>
          </table:table-cell>
          <table:table-cell table:number-columns-repeated="2" office:value-type="float" office:value="4.031" calcext:value-type="float">
            <text:p>4,031</text:p>
          </table:table-cell>
          <table:table-cell table:number-columns-repeated="4"/>
        </table:table-row>
        <table:table-row table:style-name="ro2">
          <table:table-cell office:value-type="float" office:value="6144" calcext:value-type="float">
            <text:p>6144</text:p>
          </table:table-cell>
          <table:table-cell table:number-columns-repeated="2" office:value-type="float" office:value="4.021" calcext:value-type="float">
            <text:p>4,021</text:p>
          </table:table-cell>
          <table:table-cell table:number-columns-repeated="4"/>
        </table:table-row>
        <table:table-row table:style-name="ro2">
          <table:table-cell office:value-type="float" office:value="8192" calcext:value-type="float">
            <text:p>8192</text:p>
          </table:table-cell>
          <table:table-cell table:number-columns-repeated="2" office:value-type="float" office:value="4.017" calcext:value-type="float">
            <text:p>4,017</text:p>
          </table:table-cell>
          <table:table-cell table:number-columns-repeated="4"/>
        </table:table-row>
        <table:table-row table:style-name="ro2">
          <table:table-cell office:value-type="float" office:value="12288" calcext:value-type="float">
            <text:p>12288</text:p>
          </table:table-cell>
          <table:table-cell office:value-type="float" office:value="4.011" calcext:value-type="float">
            <text:p>4,011</text:p>
          </table:table-cell>
          <table:table-cell office:value-type="float" office:value="4.01" calcext:value-type="float">
            <text:p>4,01</text:p>
          </table:table-cell>
          <table:table-cell table:number-columns-repeated="4"/>
        </table:table-row>
        <table:table-row table:style-name="ro2">
          <table:table-cell office:value-type="float" office:value="16384" calcext:value-type="float">
            <text:p>16384</text:p>
          </table:table-cell>
          <table:table-cell table:number-columns-repeated="2" office:value-type="float" office:value="4.009" calcext:value-type="float">
            <text:p>4,009</text:p>
          </table:table-cell>
          <table:table-cell table:number-columns-repeated="4"/>
        </table:table-row>
        <table:table-row table:style-name="ro2">
          <table:table-cell office:value-type="float" office:value="24576" calcext:value-type="float">
            <text:p>24576</text:p>
          </table:table-cell>
          <table:table-cell office:value-type="float" office:value="4.572" calcext:value-type="float">
            <text:p>4,572</text:p>
          </table:table-cell>
          <table:table-cell office:value-type="float" office:value="4.323" calcext:value-type="float">
            <text:p>4,323</text:p>
          </table:table-cell>
          <table:table-cell table:number-columns-repeated="4"/>
        </table:table-row>
        <table:table-row table:style-name="ro2">
          <table:table-cell office:value-type="float" office:value="32768" calcext:value-type="float">
            <text:p>32768</text:p>
          </table:table-cell>
          <table:table-cell office:value-type="float" office:value="6.294" calcext:value-type="float">
            <text:p>6,294</text:p>
          </table:table-cell>
          <table:table-cell office:value-type="float" office:value="7.385" calcext:value-type="float">
            <text:p>7,385</text:p>
          </table:table-cell>
          <table:table-cell table:number-columns-repeated="4"/>
        </table:table-row>
        <table:table-row table:style-name="ro2">
          <table:table-cell office:value-type="float" office:value="49152" calcext:value-type="float">
            <text:p>49152</text:p>
          </table:table-cell>
          <table:table-cell office:value-type="float" office:value="34.181" calcext:value-type="float">
            <text:p>34,181</text:p>
          </table:table-cell>
          <table:table-cell office:value-type="float" office:value="34.501" calcext:value-type="float">
            <text:p>34,501</text:p>
          </table:table-cell>
          <table:table-cell table:number-columns-repeated="4"/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23.921" calcext:value-type="float">
            <text:p>23,921</text:p>
          </table:table-cell>
          <table:table-cell office:value-type="float" office:value="19.913" calcext:value-type="float">
            <text:p>19,913</text:p>
          </table:table-cell>
          <table:table-cell table:number-columns-repeated="4"/>
        </table:table-row>
        <table:table-row table:style-name="ro2">
          <table:table-cell office:value-type="float" office:value="98304" calcext:value-type="float">
            <text:p>98304</text:p>
          </table:table-cell>
          <table:table-cell office:value-type="float" office:value="19.993" calcext:value-type="float">
            <text:p>19,993</text:p>
          </table:table-cell>
          <table:table-cell office:value-type="float" office:value="19.97" calcext:value-type="float">
            <text:p>19,97</text:p>
          </table:table-cell>
          <table:table-cell table:number-columns-repeated="4"/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20.043" calcext:value-type="float">
            <text:p>20,043</text:p>
          </table:table-cell>
          <table:table-cell office:value-type="float" office:value="19.993" calcext:value-type="float">
            <text:p>19,993</text:p>
          </table:table-cell>
          <table:table-cell table:number-columns-repeated="4"/>
        </table:table-row>
        <table:table-row table:style-name="ro2">
          <table:table-cell office:value-type="float" office:value="196608" calcext:value-type="float">
            <text:p>196608</text:p>
          </table:table-cell>
          <table:table-cell office:value-type="float" office:value="22.536" calcext:value-type="float">
            <text:p>22,536</text:p>
          </table:table-cell>
          <table:table-cell office:value-type="float" office:value="22.083" calcext:value-type="float">
            <text:p>22,083</text:p>
          </table:table-cell>
          <table:table-cell table:number-columns-repeated="4"/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26.083" calcext:value-type="float">
            <text:p>26,083</text:p>
          </table:table-cell>
          <table:table-cell office:value-type="float" office:value="26.537" calcext:value-type="float">
            <text:p>26,537</text:p>
          </table:table-cell>
          <table:table-cell table:number-columns-repeated="4"/>
        </table:table-row>
        <table:table-row table:style-name="ro2">
          <table:table-cell office:value-type="float" office:value="393216" calcext:value-type="float">
            <text:p>393216</text:p>
          </table:table-cell>
          <table:table-cell office:value-type="float" office:value="35.868" calcext:value-type="float">
            <text:p>35,868</text:p>
          </table:table-cell>
          <table:table-cell office:value-type="float" office:value="34.09" calcext:value-type="float">
            <text:p>34,09</text:p>
          </table:table-cell>
          <table:table-cell table:number-columns-repeated="4"/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37.453" calcext:value-type="float">
            <text:p>37,453</text:p>
          </table:table-cell>
          <table:table-cell office:value-type="float" office:value="36.256" calcext:value-type="float">
            <text:p>36,256</text:p>
          </table:table-cell>
          <table:table-cell table:number-columns-repeated="4"/>
        </table:table-row>
        <table:table-row table:style-name="ro2">
          <table:table-cell office:value-type="float" office:value="786432" calcext:value-type="float">
            <text:p>786432</text:p>
          </table:table-cell>
          <table:table-cell office:value-type="float" office:value="38.629" calcext:value-type="float">
            <text:p>38,629</text:p>
          </table:table-cell>
          <table:table-cell office:value-type="float" office:value="37.462" calcext:value-type="float">
            <text:p>37,462</text:p>
          </table:table-cell>
          <table:table-cell table:number-columns-repeated="4"/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43.127" calcext:value-type="float">
            <text:p>43,127</text:p>
          </table:table-cell>
          <table:table-cell office:value-type="float" office:value="38.089" calcext:value-type="float">
            <text:p>38,089</text:p>
          </table:table-cell>
          <table:table-cell table:number-columns-repeated="4"/>
        </table:table-row>
        <table:table-row table:style-name="ro2">
          <table:table-cell office:value-type="float" office:value="1572864" calcext:value-type="float">
            <text:p>1572864</text:p>
          </table:table-cell>
          <table:table-cell office:value-type="float" office:value="40.749" calcext:value-type="float">
            <text:p>40,749</text:p>
          </table:table-cell>
          <table:table-cell office:value-type="float" office:value="38.817" calcext:value-type="float">
            <text:p>38,817</text:p>
          </table:table-cell>
          <table:table-cell table:number-columns-repeated="4"/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55.237" calcext:value-type="float">
            <text:p>55,237</text:p>
          </table:table-cell>
          <table:table-cell office:value-type="float" office:value="53.224" calcext:value-type="float">
            <text:p>53,224</text:p>
          </table:table-cell>
          <table:table-cell table:number-columns-repeated="4"/>
        </table:table-row>
        <table:table-row table:style-name="ro2">
          <table:table-cell office:value-type="float" office:value="3145728" calcext:value-type="float">
            <text:p>3145728</text:p>
          </table:table-cell>
          <table:table-cell office:value-type="float" office:value="93.828" calcext:value-type="float">
            <text:p>93,828</text:p>
          </table:table-cell>
          <table:table-cell office:value-type="float" office:value="91.877" calcext:value-type="float">
            <text:p>91,877</text:p>
          </table:table-cell>
          <table:table-cell table:number-columns-repeated="4"/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122.484" calcext:value-type="float">
            <text:p>122,484</text:p>
          </table:table-cell>
          <table:table-cell office:value-type="float" office:value="122.036" calcext:value-type="float">
            <text:p>122,036</text:p>
          </table:table-cell>
          <table:table-cell table:number-columns-repeated="4"/>
        </table:table-row>
        <table:table-row table:style-name="ro2">
          <table:table-cell office:value-type="float" office:value="6291456" calcext:value-type="float">
            <text:p>6291456</text:p>
          </table:table-cell>
          <table:table-cell office:value-type="float" office:value="138.466" calcext:value-type="float">
            <text:p>138,466</text:p>
          </table:table-cell>
          <table:table-cell office:value-type="float" office:value="138.32" calcext:value-type="float">
            <text:p>138,32</text:p>
          </table:table-cell>
          <table:table-cell table:number-columns-repeated="4"/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141.892" calcext:value-type="float">
            <text:p>141,892</text:p>
          </table:table-cell>
          <table:table-cell office:value-type="float" office:value="142.039" calcext:value-type="float">
            <text:p>142,039</text:p>
          </table:table-cell>
          <table:table-cell table:number-columns-repeated="4"/>
        </table:table-row>
        <table:table-row table:style-name="ro2">
          <table:table-cell office:value-type="float" office:value="12582912" calcext:value-type="float">
            <text:p>12582912</text:p>
          </table:table-cell>
          <table:table-cell office:value-type="float" office:value="144.302" calcext:value-type="float">
            <text:p>144,302</text:p>
          </table:table-cell>
          <table:table-cell office:value-type="float" office:value="144.209" calcext:value-type="float">
            <text:p>144,209</text:p>
          </table:table-cell>
          <table:table-cell table:number-columns-repeated="4"/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office:value-type="float" office:value="145.988" calcext:value-type="float">
            <text:p>145,988</text:p>
          </table:table-cell>
          <table:table-cell office:value-type="float" office:value="145.611" calcext:value-type="float">
            <text:p>145,611</text:p>
          </table:table-cell>
          <table:table-cell table:number-columns-repeated="4"/>
        </table:table-row>
        <table:table-row table:style-name="ro2">
          <table:table-cell office:value-type="float" office:value="25165824" calcext:value-type="float">
            <text:p>25165824</text:p>
          </table:table-cell>
          <table:table-cell office:value-type="float" office:value="148.808" calcext:value-type="float">
            <text:p>148,808</text:p>
          </table:table-cell>
          <table:table-cell office:value-type="float" office:value="148.143" calcext:value-type="float">
            <text:p>148,143</text:p>
          </table:table-cell>
          <table:table-cell table:number-columns-repeated="4"/>
        </table:table-row>
        <table:table-row table:style-name="ro2">
          <table:table-cell office:value-type="float" office:value="33554432" calcext:value-type="float">
            <text:p>33554432</text:p>
          </table:table-cell>
          <table:table-cell office:value-type="float" office:value="150.51" calcext:value-type="float">
            <text:p>150,51</text:p>
          </table:table-cell>
          <table:table-cell office:value-type="float" office:value="149.932" calcext:value-type="float">
            <text:p>149,932</text:p>
          </table:table-cell>
          <table:table-cell table:number-columns-repeated="4"/>
        </table:table-row>
        <table:table-row table:style-name="ro2">
          <table:table-cell office:value-type="float" office:value="50331648" calcext:value-type="float">
            <text:p>50331648</text:p>
          </table:table-cell>
          <table:table-cell office:value-type="float" office:value="153.605" calcext:value-type="float">
            <text:p>153,605</text:p>
          </table:table-cell>
          <table:table-cell office:value-type="float" office:value="153.579" calcext:value-type="float">
            <text:p>153,579</text:p>
          </table:table-cell>
          <table:table-cell table:number-columns-repeated="4"/>
        </table:table-row>
        <table:table-row table:style-name="ro2">
          <table:table-cell office:value-type="float" office:value="67108864" calcext:value-type="float">
            <text:p>67108864</text:p>
          </table:table-cell>
          <table:table-cell office:value-type="float" office:value="156.474" calcext:value-type="float">
            <text:p>156,474</text:p>
          </table:table-cell>
          <table:table-cell office:value-type="float" office:value="156.342" calcext:value-type="float">
            <text:p>156,342</text:p>
          </table:table-cell>
          <table:table-cell table:number-columns-repeated="4"/>
        </table:table-row>
        <table:table-row table:style-name="ro2">
          <table:table-cell office:value-type="float" office:value="100663296" calcext:value-type="float">
            <text:p>100663296</text:p>
          </table:table-cell>
          <table:table-cell office:value-type="float" office:value="162.375" calcext:value-type="float">
            <text:p>162,375</text:p>
          </table:table-cell>
          <table:table-cell office:value-type="float" office:value="162.236" calcext:value-type="float">
            <text:p>162,236</text:p>
          </table:table-cell>
          <table:table-cell table:number-columns-repeated="4"/>
        </table:table-row>
        <table:table-row table:style-name="ro2">
          <table:table-cell office:value-type="float" office:value="134217728" calcext:value-type="float">
            <text:p>134217728</text:p>
          </table:table-cell>
          <table:table-cell office:value-type="float" office:value="166.4" calcext:value-type="float">
            <text:p>166,4</text:p>
          </table:table-cell>
          <table:table-cell office:value-type="float" office:value="166.28" calcext:value-type="float">
            <text:p>166,2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7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6">00.00.0000</text:date>, <text:time style:data-style-name="N2" text:time-value="12:44:17.49934872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06T13:03:23.990793880</dc:date>
    <meta:editing-duration>PT17M20S</meta:editing-duration>
    <meta:editing-cycles>5</meta:editing-cycles>
    <meta:generator>LibreOffice/6.4.7.2$Linux_X86_64 LibreOffice_project/40$Build-2</meta:generator>
    <meta:document-statistic meta:table-count="2" meta:cell-count="23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006600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035cm" svg:height="13.457cm" xlink:href=".." xlink:type="simple" chart:class="chart:line" chart:style-name="ch1">
        <chart:legend chart:legend-position="end" svg:x="20.363cm" svg:y="6.18cm" style:legend-expansion="high" chart:style-name="ch2"/>
        <chart:plot-area chart:style-name="ch3" table:cell-range-address="'2022 experiments'.A5:'2022 experiments'.C47 '2022 experiments'.B2:'2022 experiments'.C2" chart:data-source-has-labels="both" svg:x="1.491cm" svg:y="0.269cm" svg:width="18.392cm" svg:height="11.938cm">
          <chartooo:coordinate-region svg:x="2.112cm" svg:y="0.269cm" svg:width="17.444cm" svg:height="10.029cm"/>
          <chart:axis chart:dimension="x" chart:name="primary-x" chart:style-name="ch4" chartooo:axis-type="auto">
            <chartooo:date-scale/>
            <chart:title svg:x="9.347cm" svg:y="12.476cm" chart:style-name="ch5">
              <text:p>working set, bytes</text:p>
            </chart:title>
            <chart:categories table:cell-range-address="'2022 experiments'.A5:'2022 experiments'.A47"/>
            <chart:grid chart:style-name="ch6" chart:class="major"/>
          </chart:axis>
          <chart:axis chart:dimension="y" chart:name="primary-y" chart:style-name="ch4">
            <chart:title svg:x="0.451cm" svg:y="7.671cm" chart:style-name="ch7">
              <text:p>access time, cycles</text:p>
            </chart:title>
            <chart:grid chart:style-name="ch6" chart:class="major"/>
            <chart:grid chart:style-name="ch8" chart:class="minor"/>
          </chart:axis>
          <chart:series chart:style-name="ch9" chart:values-cell-range-address="'2022 experiments'.B5:'2022 experiments'.B47" chart:label-cell-address="'2022 experiments'.B2:'2022 experiments'.B2" chart:class="chart:line">
            <chart:data-point chart:repeated="43"/>
          </chart:series>
          <chart:series chart:style-name="ch10" chart:values-cell-range-address="'2022 experiments'.C5:'2022 experiments'.C47" chart:label-cell-address="'2022 experiments'.C2:'2022 experiments'.C2" chart:class="chart:line">
            <chart:data-point chart:repeated="4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, cycles</text:p>
                <draw:g>
                  <svg:desc>'2022 experiments'.B2:'2022 experiments'.B2</svg:desc>
                </draw:g>
              </table:table-cell>
              <table:table-cell office:value-type="string">
                <text:p>median, cycles</text:p>
                <draw:g>
                  <svg:desc>'2022 experiments'.C2:'2022 experiments'.C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'2022 experiments'.A5:'2022 experiments'.A47</svg:desc>
                </draw:g>
              </table:table-cell>
              <table:table-cell office:value-type="float" office:value="0">
                <text:p>0</text:p>
                <draw:g>
                  <svg:desc>'2022 experiments'.B5:'2022 experiments'.B47</svg:desc>
                </draw:g>
              </table:table-cell>
              <table:table-cell office:value-type="float" office:value="0">
                <text:p>0</text:p>
                <draw:g>
                  <svg:desc>'2022 experiments'.C5:'2022 experiments'.C47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5.13">
                <text:p>5.1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4.687">
                <text:p>4.687</text:p>
              </table:table-cell>
              <table:table-cell office:value-type="float" office:value="4.667">
                <text:p>4.66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.55">
                <text:p>4.55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4.345">
                <text:p>4.345</text:p>
              </table:table-cell>
              <table:table-cell office:value-type="float" office:value="4.333">
                <text:p>4.33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.258">
                <text:p>4.258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4.171">
                <text:p>4.171</text:p>
              </table:table-cell>
              <table:table-cell office:value-type="float" office:value="4.167">
                <text:p>4.16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4.132">
                <text:p>4.132</text:p>
              </table:table-cell>
              <table:table-cell office:value-type="float" office:value="4.138">
                <text:p>4.138</text:p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4.088">
                <text:p>4.088</text:p>
              </table:table-cell>
              <table:table-cell office:value-type="float" office:value="4.092">
                <text:p>4.09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.065">
                <text:p>4.065</text:p>
              </table:table-cell>
              <table:table-cell office:value-type="float" office:value="4.062">
                <text:p>4.062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4.042">
                <text:p>4.042</text:p>
              </table:table-cell>
              <table:table-cell office:value-type="float" office:value="4.042">
                <text:p>4.04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.031">
                <text:p>4.031</text:p>
              </table:table-cell>
              <table:table-cell office:value-type="float" office:value="4.031">
                <text:p>4.031</text:p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4.021">
                <text:p>4.021</text:p>
              </table:table-cell>
              <table:table-cell office:value-type="float" office:value="4.021">
                <text:p>4.02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.017">
                <text:p>4.017</text:p>
              </table:table-cell>
              <table:table-cell office:value-type="float" office:value="4.017">
                <text:p>4.017</text:p>
              </table:table-cell>
            </table:table-row>
            <table:table-row>
              <table:table-cell office:value-type="float" office:value="12288">
                <text:p>12288</text:p>
              </table:table-cell>
              <table:table-cell office:value-type="float" office:value="4.011">
                <text:p>4.011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4.009">
                <text:p>4.009</text:p>
              </table:table-cell>
              <table:table-cell office:value-type="float" office:value="4.009">
                <text:p>4.009</text:p>
              </table:table-cell>
            </table:table-row>
            <table:table-row>
              <table:table-cell office:value-type="float" office:value="24576">
                <text:p>24576</text:p>
              </table:table-cell>
              <table:table-cell office:value-type="float" office:value="4.572">
                <text:p>4.572</text:p>
              </table:table-cell>
              <table:table-cell office:value-type="float" office:value="4.323">
                <text:p>4.323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6.294">
                <text:p>6.294</text:p>
              </table:table-cell>
              <table:table-cell office:value-type="float" office:value="7.385">
                <text:p>7.385</text:p>
              </table:table-cell>
            </table:table-row>
            <table:table-row>
              <table:table-cell office:value-type="float" office:value="49152">
                <text:p>49152</text:p>
              </table:table-cell>
              <table:table-cell office:value-type="float" office:value="34.181">
                <text:p>34.181</text:p>
              </table:table-cell>
              <table:table-cell office:value-type="float" office:value="34.501">
                <text:p>34.501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23.921">
                <text:p>23.921</text:p>
              </table:table-cell>
              <table:table-cell office:value-type="float" office:value="19.913">
                <text:p>19.913</text:p>
              </table:table-cell>
            </table:table-row>
            <table:table-row>
              <table:table-cell office:value-type="float" office:value="98304">
                <text:p>98304</text:p>
              </table:table-cell>
              <table:table-cell office:value-type="float" office:value="19.993">
                <text:p>19.993</text:p>
              </table:table-cell>
              <table:table-cell office:value-type="float" office:value="19.97">
                <text:p>19.97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0.043">
                <text:p>20.043</text:p>
              </table:table-cell>
              <table:table-cell office:value-type="float" office:value="19.993">
                <text:p>19.993</text:p>
              </table:table-cell>
            </table:table-row>
            <table:table-row>
              <table:table-cell office:value-type="float" office:value="196608">
                <text:p>196608</text:p>
              </table:table-cell>
              <table:table-cell office:value-type="float" office:value="22.536">
                <text:p>22.536</text:p>
              </table:table-cell>
              <table:table-cell office:value-type="float" office:value="22.083">
                <text:p>22.083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26.083">
                <text:p>26.083</text:p>
              </table:table-cell>
              <table:table-cell office:value-type="float" office:value="26.537">
                <text:p>26.537</text:p>
              </table:table-cell>
            </table:table-row>
            <table:table-row>
              <table:table-cell office:value-type="float" office:value="393216">
                <text:p>393216</text:p>
              </table:table-cell>
              <table:table-cell office:value-type="float" office:value="35.868">
                <text:p>35.868</text:p>
              </table:table-cell>
              <table:table-cell office:value-type="float" office:value="34.09">
                <text:p>34.09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37.453">
                <text:p>37.453</text:p>
              </table:table-cell>
              <table:table-cell office:value-type="float" office:value="36.256">
                <text:p>36.256</text:p>
              </table:table-cell>
            </table:table-row>
            <table:table-row>
              <table:table-cell office:value-type="float" office:value="786432">
                <text:p>786432</text:p>
              </table:table-cell>
              <table:table-cell office:value-type="float" office:value="38.629">
                <text:p>38.629</text:p>
              </table:table-cell>
              <table:table-cell office:value-type="float" office:value="37.462">
                <text:p>37.462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43.127">
                <text:p>43.127</text:p>
              </table:table-cell>
              <table:table-cell office:value-type="float" office:value="38.089">
                <text:p>38.089</text:p>
              </table:table-cell>
            </table:table-row>
            <table:table-row>
              <table:table-cell office:value-type="float" office:value="1572864">
                <text:p>1572864</text:p>
              </table:table-cell>
              <table:table-cell office:value-type="float" office:value="40.749">
                <text:p>40.749</text:p>
              </table:table-cell>
              <table:table-cell office:value-type="float" office:value="38.817">
                <text:p>38.817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55.237">
                <text:p>55.237</text:p>
              </table:table-cell>
              <table:table-cell office:value-type="float" office:value="53.224">
                <text:p>53.224</text:p>
              </table:table-cell>
            </table:table-row>
            <table:table-row>
              <table:table-cell office:value-type="float" office:value="3145728">
                <text:p>3145728</text:p>
              </table:table-cell>
              <table:table-cell office:value-type="float" office:value="93.828">
                <text:p>93.828</text:p>
              </table:table-cell>
              <table:table-cell office:value-type="float" office:value="91.877">
                <text:p>91.877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22.484">
                <text:p>122.484</text:p>
              </table:table-cell>
              <table:table-cell office:value-type="float" office:value="122.036">
                <text:p>122.036</text:p>
              </table:table-cell>
            </table:table-row>
            <table:table-row>
              <table:table-cell office:value-type="float" office:value="6291456">
                <text:p>6291456</text:p>
              </table:table-cell>
              <table:table-cell office:value-type="float" office:value="138.466">
                <text:p>138.466</text:p>
              </table:table-cell>
              <table:table-cell office:value-type="float" office:value="138.32">
                <text:p>138.32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141.892">
                <text:p>141.892</text:p>
              </table:table-cell>
              <table:table-cell office:value-type="float" office:value="142.039">
                <text:p>142.039</text:p>
              </table:table-cell>
            </table:table-row>
            <table:table-row>
              <table:table-cell office:value-type="float" office:value="12582912">
                <text:p>12582912</text:p>
              </table:table-cell>
              <table:table-cell office:value-type="float" office:value="144.302">
                <text:p>144.302</text:p>
              </table:table-cell>
              <table:table-cell office:value-type="float" office:value="144.209">
                <text:p>144.209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45.988">
                <text:p>145.988</text:p>
              </table:table-cell>
              <table:table-cell office:value-type="float" office:value="145.611">
                <text:p>145.611</text:p>
              </table:table-cell>
            </table:table-row>
            <table:table-row>
              <table:table-cell office:value-type="float" office:value="25165824">
                <text:p>25165824</text:p>
              </table:table-cell>
              <table:table-cell office:value-type="float" office:value="148.808">
                <text:p>148.808</text:p>
              </table:table-cell>
              <table:table-cell office:value-type="float" office:value="148.143">
                <text:p>148.143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150.51">
                <text:p>150.51</text:p>
              </table:table-cell>
              <table:table-cell office:value-type="float" office:value="149.932">
                <text:p>149.932</text:p>
              </table:table-cell>
            </table:table-row>
            <table:table-row>
              <table:table-cell office:value-type="float" office:value="50331648">
                <text:p>50331648</text:p>
              </table:table-cell>
              <table:table-cell office:value-type="float" office:value="153.605">
                <text:p>153.605</text:p>
              </table:table-cell>
              <table:table-cell office:value-type="float" office:value="153.579">
                <text:p>153.579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156.474">
                <text:p>156.474</text:p>
              </table:table-cell>
              <table:table-cell office:value-type="float" office:value="156.342">
                <text:p>156.342</text:p>
              </table:table-cell>
            </table:table-row>
            <table:table-row>
              <table:table-cell office:value-type="float" office:value="100663296">
                <text:p>100663296</text:p>
              </table:table-cell>
              <table:table-cell office:value-type="float" office:value="162.375">
                <text:p>162.375</text:p>
              </table:table-cell>
              <table:table-cell office:value-type="float" office:value="162.236">
                <text:p>162.236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166.4">
                <text:p>166.4</text:p>
              </table:table-cell>
              <table:table-cell office:value-type="float" office:value="166.28">
                <text:p>166.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09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92cm" svg:height="10.449cm" xlink:href=".." xlink:type="simple" chart:class="chart:line" chart:style-name="ch1">
        <chart:legend chart:legend-position="end" svg:x="1.938cm" svg:y="1.034cm" style:legend-expansion="custom" chartooo:width="7.426cm" chartooo:height="2.297cm" style:legend-expansion-aspect-ratio="3.23291249455812" chart:style-name="ch2"/>
        <chart:plot-area chart:style-name="ch3" table:cell-range-address="'2019 experiments'.A7:'2019 experiments'.D27 '2019 experiments'.B2:'2019 experiments'.D2" chart:data-source-has-labels="both" svg:x="0.795cm" svg:y="0.598cm" svg:width="18.57cm" svg:height="9.637cm">
          <chartooo:coordinate-region svg:x="2.263cm" svg:y="0.797cm" svg:width="16.961cm" svg:height="7.728cm"/>
          <chart:axis chart:dimension="x" chart:name="primary-x" chart:style-name="ch4" chartooo:axis-type="auto">
            <chartooo:date-scale/>
            <chart:categories table:cell-range-address="'2019 experiments'.A7:'2019 experiments'.A27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2019 experiments'.B7:'2019 experiments'.B27" chart:label-cell-address="'2019 experiments'.B2:'2019 experiments'.B2" chart:class="chart:line">
            <chart:data-point chart:repeated="21"/>
          </chart:series>
          <chart:series chart:style-name="ch8" chart:values-cell-range-address="'2019 experiments'.C7:'2019 experiments'.C27" chart:label-cell-address="'2019 experiments'.C2:'2019 experiments'.C2" chart:class="chart:line">
            <chart:data-point chart:repeated="21"/>
          </chart:series>
          <chart:series chart:style-name="ch9" chart:values-cell-range-address="'2019 experiments'.D7:'2019 experiments'.D27" chart:label-cell-address="'2019 experiments'.D2:'2019 experiments'.D2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 node, cycles</text:p>
                <draw:g>
                  <svg:desc>'2019 experiments'.B2:'2019 experiments'.B2</svg:desc>
                </draw:g>
              </table:table-cell>
              <table:table-cell office:value-type="string">
                <text:p>read node cache size, cycles</text:p>
                <draw:g>
                  <svg:desc>'2019 experiments'.C2:'2019 experiments'.C2</svg:desc>
                </draw:g>
              </table:table-cell>
              <table:table-cell office:value-type="string">
                <text:p>read node cache size, data at end, cycles</text:p>
                <draw:g>
                  <svg:desc>'2019 experiments'.D2:'2019 experiments'.D2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'2019 experiments'.A7:'2019 experiments'.A27</svg:desc>
                </draw:g>
              </table:table-cell>
              <table:table-cell office:value-type="float" office:value="4.108">
                <text:p>4.108</text:p>
                <draw:g>
                  <svg:desc>'2019 experiments'.B7:'2019 experiments'.B27</svg:desc>
                </draw:g>
              </table:table-cell>
              <table:table-cell office:value-type="float" office:value="4.075">
                <text:p>4.075</text:p>
                <draw:g>
                  <svg:desc>'2019 experiments'.C7:'2019 experiments'.C27</svg:desc>
                </draw:g>
              </table:table-cell>
              <table:table-cell office:value-type="float" office:value="4.056">
                <text:p>4.056</text:p>
                <draw:g>
                  <svg:desc>'2019 experiments'.D7:'2019 experiments'.D27</svg:desc>
                </draw:g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.103">
                <text:p>4.103</text:p>
              </table:table-cell>
              <table:table-cell office:value-type="float" office:value="4.078">
                <text:p>4.078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4.117">
                <text:p>4.117</text:p>
              </table:table-cell>
              <table:table-cell office:value-type="float" office:value="4.085">
                <text:p>4.085</text:p>
              </table:table-cell>
              <table:table-cell office:value-type="float" office:value="4.072">
                <text:p>4.07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.109">
                <text:p>4.109</text:p>
              </table:table-cell>
              <table:table-cell office:value-type="float" office:value="4.092">
                <text:p>4.092</text:p>
              </table:table-cell>
              <table:table-cell office:value-type="float" office:value="4.068">
                <text:p>4.06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.11">
                <text:p>4.11</text:p>
              </table:table-cell>
              <table:table-cell office:value-type="float" office:value="4.098">
                <text:p>4.098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.069">
                <text:p>4.069</text:p>
              </table:table-cell>
              <table:table-cell office:value-type="float" office:value="4.101">
                <text:p>4.101</text:p>
              </table:table-cell>
              <table:table-cell office:value-type="float" office:value="4.085">
                <text:p>4.085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4.156">
                <text:p>4.156</text:p>
              </table:table-cell>
              <table:table-cell office:value-type="float" office:value="4.128">
                <text:p>4.128</text:p>
              </table:table-cell>
              <table:table-cell office:value-type="float" office:value="4.085">
                <text:p>4.085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4.739">
                <text:p>4.739</text:p>
              </table:table-cell>
              <table:table-cell office:value-type="float" office:value="4.76">
                <text:p>4.76</text:p>
              </table:table-cell>
              <table:table-cell office:value-type="float" office:value="4.537">
                <text:p>4.537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3.053">
                <text:p>13.053</text:p>
              </table:table-cell>
              <table:table-cell office:value-type="float" office:value="20.16">
                <text:p>20.16</text:p>
              </table:table-cell>
              <table:table-cell office:value-type="float" office:value="10.889">
                <text:p>10.889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6.02">
                <text:p>16.02</text:p>
              </table:table-cell>
              <table:table-cell office:value-type="float" office:value="20.386">
                <text:p>20.386</text:p>
              </table:table-cell>
              <table:table-cell office:value-type="float" office:value="13.843">
                <text:p>13.843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20.44">
                <text:p>20.44</text:p>
              </table:table-cell>
              <table:table-cell office:value-type="float" office:value="29.637">
                <text:p>29.637</text:p>
              </table:table-cell>
              <table:table-cell office:value-type="float" office:value="17.401">
                <text:p>17.401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31.33">
                <text:p>31.33</text:p>
              </table:table-cell>
              <table:table-cell office:value-type="float" office:value="37.062">
                <text:p>37.062</text:p>
              </table:table-cell>
              <table:table-cell office:value-type="float" office:value="33.203">
                <text:p>33.203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37.236">
                <text:p>37.236</text:p>
              </table:table-cell>
              <table:table-cell office:value-type="float" office:value="41.732">
                <text:p>41.732</text:p>
              </table:table-cell>
              <table:table-cell office:value-type="float" office:value="39.913">
                <text:p>39.913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44.967">
                <text:p>44.967</text:p>
              </table:table-cell>
              <table:table-cell office:value-type="float" office:value="65.008">
                <text:p>65.008</text:p>
              </table:table-cell>
              <table:table-cell office:value-type="float" office:value="46.66">
                <text:p>46.6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85.925">
                <text:p>85.925</text:p>
              </table:table-cell>
              <table:table-cell office:value-type="float" office:value="129.876">
                <text:p>129.876</text:p>
              </table:table-cell>
              <table:table-cell office:value-type="float" office:value="97.074">
                <text:p>97.074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127.772">
                <text:p>127.772</text:p>
              </table:table-cell>
              <table:table-cell office:value-type="float" office:value="145.383">
                <text:p>145.383</text:p>
              </table:table-cell>
              <table:table-cell office:value-type="float" office:value="132.96">
                <text:p>132.96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37.98">
                <text:p>137.98</text:p>
              </table:table-cell>
              <table:table-cell office:value-type="float" office:value="148.336">
                <text:p>148.336</text:p>
              </table:table-cell>
              <table:table-cell office:value-type="float" office:value="144.653">
                <text:p>144.653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148.095">
                <text:p>148.095</text:p>
              </table:table-cell>
              <table:table-cell office:value-type="float" office:value="153.942">
                <text:p>153.942</text:p>
              </table:table-cell>
              <table:table-cell office:value-type="float" office:value="153.357">
                <text:p>153.357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157.685">
                <text:p>157.685</text:p>
              </table:table-cell>
              <table:table-cell office:value-type="float" office:value="159.784">
                <text:p>159.784</text:p>
              </table:table-cell>
              <table:table-cell office:value-type="float" office:value="162.381">
                <text:p>162.381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167.684">
                <text:p>167.684</text:p>
              </table:table-cell>
              <table:table-cell office:value-type="float" office:value="171.102">
                <text:p>171.102</text:p>
              </table:table-cell>
              <table:table-cell office:value-type="float" office:value="176.606">
                <text:p>176.606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185.669">
                <text:p>185.669</text:p>
              </table:table-cell>
              <table:table-cell office:value-type="float" office:value="181.475">
                <text:p>181.475</text:p>
              </table:table-cell>
              <table:table-cell office:value-type="float" office:value="190.262">
                <text:p>190.2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